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3.01mm"/>
    </style:style>
    <style:style style:name="co2" style:family="table-column">
      <style:table-column-properties fo:break-before="auto" style:column-width="9.81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70.5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03mm" fo:break-before="auto" style:use-optimal-row-height="false"/>
    </style:style>
    <style:style style:name="ro3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start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ackground-color="transparent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transparent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5" table:number-columns-repeated="1017" table:default-cell-style-name="ce2"/>
        <table:table-row table:style-name="ro1">
          <table:table-cell table:style-name="ce3" office:value-type="string" calcext:value-type="string">
            <text:p>:respons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:respons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1048" calcext:value-type="float">
            <text:p>110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bdifferen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2bdifferen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19" calcext:value-type="float">
            <text:p>133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b-Enabled Consul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2b-Enabled Consul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063" calcext:value-type="float">
            <text:p>120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60repor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360repor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44" calcext:value-type="float">
            <text:p>88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Hertz Transmission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50Hertz Transmission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72" calcext:value-type="float">
            <text:p>121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areal Bank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Aareal Bank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9030" calcext:value-type="float">
            <text:p>90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BCERT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ABCERT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779" calcext:value-type="float">
            <text:p>137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bfallwirtschaft und Stadtreinigung Freiburg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Abfallwirtschaft und Stadtreinigung Freiburg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706" calcext:value-type="float">
            <text:p>137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bfallwirtschaftsbetrieb Münch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Abfallwirtschaftsbetrieb Münch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544" calcext:value-type="float">
            <text:p>75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B gemeinnützige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AfB gemeinnützige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673" calcext:value-type="float">
            <text:p>76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entur für nachhaltige Kommunikatio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Agentur für nachhaltige Kommunikatio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36" calcext:value-type="float">
            <text:p>136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IMUS GmbH Umweltgutachterorganisation &amp; Beratungsgesellschaf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AGIMUS GmbH Umweltgutachterorganisation &amp; Beratungsgesellschaf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34" calcext:value-type="float">
            <text:p>121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n Niederberghaus &amp; Partner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agn Niederberghaus &amp; Partner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81" calcext:value-type="float">
            <text:p>135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DI Einkauf GmbH &amp; Co. oH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ALDI Einkauf GmbH &amp; Co. oH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56" calcext:value-type="float">
            <text:p>135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EA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ALEA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38" calcext:value-type="float">
            <text:p>122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lianz S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Allianz S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pensped GmbH, Internationale Logistik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Alpensped GmbH <text:s/>Internationale Logistik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94" calcext:value-type="float">
            <text:p>13494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 calcext:value-type="string">
            <text:p>Alpha IC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Alpha IC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734" calcext:value-type="float">
            <text:p>87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stria office REIT-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alstria office REIT-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857" calcext:value-type="float">
            <text:p>78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TE LEIPZIGER Lebensversicherung auf Gegenseitigkei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ALTE LEIPZIGER Lebensversicherung auf Gegenseitigkei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75" calcext:value-type="float">
            <text:p>122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ngerstein Elektro | Sanitär | Heiztechnik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Angerstein Elektro | Sanitär | Heiztechnik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83" calcext:value-type="float">
            <text:p>136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nhalt Logistics G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Anhalt Logistics GmbH &amp;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707" calcext:value-type="float">
            <text:p>137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nker's Hörn / Hilligenley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Anker's Hörn / Hilligenley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14" calcext:value-type="float">
            <text:p>122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GE Trifolium - Schleich-Sustainability-Solutions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ARGE Trifolium - Schleich-Sustainability-Solutions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36" calcext:value-type="float">
            <text:p>133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qum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Arqum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38" calcext:value-type="float">
            <text:p>133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MANN BÜROMÖBEL G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ASSMANN BÜROMÖBEL GmbH &amp;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92" calcext:value-type="float">
            <text:p>135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UDI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AUDI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5373" calcext:value-type="float">
            <text:p>53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VG Abfallentsorgungs- und Verwertungsgesellschaft Köln mbH (AVG Köln)</text:p>
          </table:table-cell>
          <table:table-cell table:style-name="ce3" office:value-type="string" calcext:value-type="string">
            <text:p>§§§</text:p>
          </table:table-cell>
          <table:table-cell table:style-name="ce6"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table:style-name="ce7" office:value-type="string" calcext:value-type="string">
            <text:p>xxx</text:p>
          </table:table-cell>
          <table:table-cell table:style-name="ce3" office:value-type="string" calcext:value-type="string">
            <text:p>§§§</text:p>
          </table:table-cell>
          <table:table-cell table:style-name="ce7" office:value-type="string" calcext:value-type="string">
            <text:p>xxx</text:p>
          </table:table-cell>
          <table:table-cell table:style-name="ce10" table:number-columns-repeated="1017"/>
        </table:table-row>
        <table:table-row table:style-name="ro1">
          <table:table-cell table:style-name="ce3" office:value-type="string" calcext:value-type="string">
            <text:p>AWISTA Gesellschaft für Abfallwirtschaft und Stadtreinigung 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table:style-name="ce6" office:value-type="string" calcext:value-type="string">
            <text:p>AWISTA Gesellschaft für Abfallwirtschaft und Stadtreinigung mbH </text:p>
          </table:table-cell>
          <table:table-cell table:style-name="ce3" office:value-type="string" calcext:value-type="string">
            <text:p>§§§</text:p>
          </table:table-cell>
          <table:table-cell table:style-name="ce6" office:value-type="float" office:value="8969" calcext:value-type="float">
            <text:p>89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ZV Abwasser-Zweckverband Südholstei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AZV Abwasser-Zweckverband Südholstein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69" calcext:value-type="float">
            <text:p>135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. Metzler seel. Sohn &amp; Co. Holding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. Metzler seel. Sohn &amp; Co. Holding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61" calcext:value-type="float">
            <text:p>122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.A.U.M. Consult GmbH Hamm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.A.U.M. Consult GmbH Hamm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15" calcext:value-type="float">
            <text:p>88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BOR Beauty Group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ABOR Beauty Group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86" calcext:value-type="float">
            <text:p>136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d Dürrheimer Mineralbrunnen GmbH + Co. KG Heilbrunn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ad Dürrheimer Mineralbrunnen GmbH + Co. KG Heilbrunn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67" calcext:value-type="float">
            <text:p>136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denova AG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adenova AG &amp;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748" calcext:value-type="float">
            <text:p>137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nk 1 Saar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ank 1 Saar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299" calcext:value-type="float">
            <text:p>132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nk für Kirche und Diakonie eG - KD-Bank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ank für Kirche und Diakonie eG - KD-Bank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36" calcext:value-type="float">
            <text:p>134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nk für Sozialwirtschaft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ank für Sozialwirtschaft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30" calcext:value-type="float">
            <text:p>122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rmenia Lebensversicherun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armenia Lebensversicherun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93" calcext:value-type="float">
            <text:p>122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rmenia Versicherung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armenia Versicherung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59" calcext:value-type="float">
            <text:p>88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rmenia-Konzer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armenia-Konzer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294" calcext:value-type="float">
            <text:p>132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RMER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ARMER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17" calcext:value-type="float">
            <text:p>121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SF S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ASF S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680" calcext:value-type="float">
            <text:p>6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sler Versicherung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asler Versicherung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32" calcext:value-type="float">
            <text:p>133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ugenossenschaft Finkenwärder-Hoffnung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augenossenschaft Finkenwärder-Hoffnung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756" calcext:value-type="float">
            <text:p>137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uverein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auverein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627" calcext:value-type="float">
            <text:p>86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yer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ayer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682" calcext:value-type="float">
            <text:p>6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ayernLB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ayernLB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07" calcext:value-type="float">
            <text:p>17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BBank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BBank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51" calcext:value-type="float">
            <text:p>122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oPlast Besgen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eoPlast Besgen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588" calcext:value-type="float">
            <text:p>85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rentzen-Gruppe Aktiengesellschaf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erentzen-Gruppe Aktiengesellschaf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59" calcext:value-type="float">
            <text:p>135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rlin Hyp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erlin Hyp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510" calcext:value-type="float">
            <text:p>85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rliner Bäder-Betrieb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erliner Bäder-Betriebe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769" calcext:value-type="float">
            <text:p>137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rliner Stadtreinigung AöR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erliner Stadtreinigung AöR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190" calcext:value-type="float">
            <text:p>71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rliner Verkehrsbetriebe AöR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erliner Verkehrsbetriebe AöR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07" calcext:value-type="float">
            <text:p>88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rliner Wasserbetrieb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erliner Wasserbetrieb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677" calcext:value-type="float">
            <text:p>76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SONDERE ORTE Umweltforum Berlin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ESONDERE ORTE Umweltforum Berlin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541" calcext:value-type="float">
            <text:p>85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GV / Badische Versicherung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GV / Badische Versicherungen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57" calcext:value-type="float">
            <text:p>122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HS tabletop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HS tabletop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28" calcext:value-type="float">
            <text:p>122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IB - BANK IM BISTUM ESSEN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IB - BANK IM BISTUM ESSEN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07" calcext:value-type="float">
            <text:p>122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ilfinger S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ilfinger S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4852" calcext:value-type="float">
            <text:p>48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iotest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iotest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35" calcext:value-type="float">
            <text:p>122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KK·VBU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KK·VBU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717" calcext:value-type="float">
            <text:p>137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lechwarenfabrik Limburg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lechwarenfabrik Limburg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590" calcext:value-type="float">
            <text:p>85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MW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MW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rands &amp; values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rands &amp; values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740" calcext:value-type="float">
            <text:p>87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remer Landesbank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remer Landesbank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583" calcext:value-type="float">
            <text:p>85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rocker Möhren GRUPP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UNAWI - Büro für Nachhaltigkeit &amp; Wirtschaftsethik - Armin Hipper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UNAWI - Büro für Nachhaltigkeit &amp; Wirtschaftsethik - Armin Hipper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764" calcext:value-type="float">
            <text:p>87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undesdruckerei-Grupp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undesdruckerei-Grupp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474" calcext:value-type="float">
            <text:p>74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urgbad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burgbad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45" calcext:value-type="float">
            <text:p>89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rlton Group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arlton Group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099" calcext:value-type="float">
            <text:p>120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tella Real Estate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atella Real Estate AG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763" calcext:value-type="float">
            <text:p>137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EE - Coaching Experts Europe e. V.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EE - Coaching Experts Europe e. V.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41" calcext:value-type="float">
            <text:p>89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ewe Stiftung &amp; Co. KGaA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ewe Stiftung &amp; Co. KGaA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13" calcext:value-type="float">
            <text:p>88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arité - Universitätsmedizin Berli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harité - Universitätsmedizin Berli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709" calcext:value-type="float">
            <text:p>137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RISTOF GEMEINER ARCHITEKTEN BDA Planungsgesellschaf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VICON - Institut für Nachhaltigkeits- und Transformationsmanagemen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IVICON - Institut für Nachhaltigkeits- und Transformationsmanagemen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76" calcext:value-type="float">
            <text:p>133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ca-Cola GmbH und Coca-Cola European Partners Deutschland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oca-Cola GmbH und Coca-Cola European Partners Deutschland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244" calcext:value-type="float">
            <text:p>724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olsman Sustainability Consultin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olsman Sustainability Consultin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1055" calcext:value-type="float">
            <text:p>110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M Software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OM Software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9015" calcext:value-type="float">
            <text:p>90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mmerzbank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ommerzbank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ncer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oncer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64" calcext:value-type="float">
            <text:p>133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ncordia Versicherung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oncordia Versicherung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69" calcext:value-type="float">
            <text:p>133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nfiserie Michel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onfiserie Michel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78" calcext:value-type="float">
            <text:p>13678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 calcext:value-type="string">
            <text:p>Cordes und Rieger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ordes und Rieger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1046" calcext:value-type="float">
            <text:p>110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snova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osnova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68" calcext:value-type="float">
            <text:p>13668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 calcext:value-type="string">
            <text:p>CQC Consulting - experts in CSR, QM &amp; Communications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QC Consulting - experts in CSR <text:s/>QM &amp; Communications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60" calcext:value-type="float">
            <text:p>121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QLT SaarGummi Deutschland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QLT SaarGummi Deutschland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91" calcext:value-type="float">
            <text:p>134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RA-Berlin, Dr. Wolfgang Bünsow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RA-Berlin <text:s/>Dr. Wolfgang Bünsow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088" calcext:value-type="float">
            <text:p>120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 . Consulting Services . Röcker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SR . Consulting Services . Röcker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73" calcext:value-type="float">
            <text:p>122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 Arena Hannover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SR Arena Hannover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743" calcext:value-type="float">
            <text:p>87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 Management Dienstleistungen - Karsten Zimmerman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SR Management Dienstleistungen - Karsten Zimmerman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96" calcext:value-type="float">
            <text:p>88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-Ce | Agentur für CSR und Kommunikatio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SR-Ce | Agentur für CSR und Kommunikation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00" calcext:value-type="float">
            <text:p>12100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CSR-Consulting Pföhler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SR-Consulting Pföhler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94" calcext:value-type="float">
            <text:p>133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-Consulting-Steinbac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SR-Consulting-Steinbac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43" calcext:value-type="float">
            <text:p>12143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CVH Chemie-Vertrieb Hannover, CVM Chemie-Vertrieb Magdeburg, CVB Albert Carl Berli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VH Chemie-Vertrieb Hannover <text:s/>CVM Chemie-Vertrieb Magdeburg <text:s text:c="2"/>CVB Albert Carl Berlin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35" calcext:value-type="float">
            <text:p>133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yclos future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cyclos future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76" calcext:value-type="float">
            <text:p>122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aimler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aimler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AS SPENERHAUS - Hotel und Tagungszentrum am Dominikanerkloster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ATEV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ATEV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22" calcext:value-type="float">
            <text:p>136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beka-Grupp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ebeka-Grupp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92" calcext:value-type="float">
            <text:p>133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gewo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egewo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27" calcext:value-type="float">
            <text:p>122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kaBank Deutsche Girozentral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ekaBank Deutsche Girozentral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3504" calcext:value-type="float">
            <text:p>35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KRA S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EKRA S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45" calcext:value-type="float">
            <text:p>121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lta-SR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elta-SR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66" calcext:value-type="float">
            <text:p>88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mmel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emmel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765" calcext:value-type="float">
            <text:p>137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utsche Apotheker- und Ärztebank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eutsche Apotheker- und Ärztebank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64" calcext:value-type="float">
            <text:p>121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utsche Bahn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eutsche Bahn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77" calcext:value-type="float">
            <text:p>16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utsche Bank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eutsche Bank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utsche Börse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eutsche Börse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utsche Gesellschaft für Internationale Zusammenarbeit (GIZ)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eutsche Gesellschaft für Internationale Zusammenarbeit (GIZ)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304" calcext:value-type="float">
            <text:p>73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utsche Hypothekenbank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eutsche Hypothekenbank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3506" calcext:value-type="float">
            <text:p>35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utsche Kreditbank AG (DKB AG)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eutsche Kreditbank AG (DKB AG)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9028" calcext:value-type="float">
            <text:p>90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utsche Telekom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eutsche Telekom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utsche Welle (DW)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eutsche Welle (DW)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820" calcext:value-type="float">
            <text:p>138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utsche Wohnen S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eutsche Wohnen S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6955" calcext:value-type="float">
            <text:p>69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utsches Medikamenten-Hilfswerk action medeor e.V.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eutsches Medikamenten-Hilfswerk action medeor e.V.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790" calcext:value-type="float">
            <text:p>137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utsches Zentrum für Luft- und Raumfahrt (DLR)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eutsches Zentrum für Luft- und Raumfahrt (DLR)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95" calcext:value-type="float">
            <text:p>135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VK Deutsche Eisenbahn Versicherung Sach- und HUK-Versicherungsverein a.G.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FH Deutsche Fertighaus Holding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FH Deutsche Fertighaus Holding AG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48" calcext:value-type="float">
            <text:p>122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-fin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-fin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47" calcext:value-type="float">
            <text:p>12247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DFS Deutsche Flugsicherung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FS Deutsche Flugsicherung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594" calcext:value-type="float">
            <text:p>85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AMIR Erlebnisreisen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IAMIR Erlebnisreisen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73" calcext:value-type="float">
            <text:p>88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etrich Ernst - Beratung für Kommunikatio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ietrich Ernst - Beratung für Kommunikatio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739" calcext:value-type="float">
            <text:p>87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r. Heidbüchel Unternehmensberatun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r. Heidbüchel Unternehmensberatun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80" calcext:value-type="float">
            <text:p>135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r. Ludwig Glatzner - Büro für Umwelt, Qualität, Sicherhei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r. Ludwig Glatzner - Büro für Umwelt <text:s/>Qualität <text:s text:c="2"/>Sicherheit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73" calcext:value-type="float">
            <text:p>133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rooghmans International LTD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rooghmans International LTD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40" calcext:value-type="float">
            <text:p>121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ruckprozess G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ruckprozess GmbH &amp;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674" calcext:value-type="float">
            <text:p>76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SD-Duales System Holding GmbH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SD-Duales System Holding GmbH <text:s/>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0031" calcext:value-type="float">
            <text:p>100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ynamic commerce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ynamic commerce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67" calcext:value-type="float">
            <text:p>135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Z BANK AG Deutsche Zentral-Genossenschaftsbank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Z BANK AG Deutsche Zentral-Genossenschaftsbank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5984" calcext:value-type="float">
            <text:p>59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Z PRIVATBANK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DZ PRIVATBANK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48" calcext:value-type="float">
            <text:p>88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.ON S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.ON S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08" calcext:value-type="float">
            <text:p>1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AD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AD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795" calcext:value-type="float">
            <text:p>137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berhard Karls Universität Tübing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co Unternehmensberatung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berhard Karls Universität Tübing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81" calcext:value-type="float">
            <text:p>121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fair Consulting e. K.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cco Unternehmensberatung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23" calcext:value-type="float">
            <text:p>121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istics institut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coistics institut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50" calcext:value-type="float">
            <text:p>89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ifler Kunststoff-Technik GmbH &amp; Co.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ifler Kunststoff-Technik GmbH &amp; Co.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51" calcext:value-type="float">
            <text:p>133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obau G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lobau GmbH &amp;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491" calcext:value-type="float">
            <text:p>84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prog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lprog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03" calcext:value-type="float">
            <text:p>135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m-faktor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m-faktor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1051" calcext:value-type="float">
            <text:p>110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mschergenossenschaf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mschergenossenschaf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48" calcext:value-type="float">
            <text:p>135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BW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nBW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240" calcext:value-type="float">
            <text:p>72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ergie-Handels-Gesellschaft 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nergie-Handels-Gesellschaft mbH &amp;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53" calcext:value-type="float">
            <text:p>133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ergiemanagement Arend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nergiemanagement Arend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37" calcext:value-type="float">
            <text:p>121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agement Global g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ngagement Global g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41" calcext:value-type="float">
            <text:p>133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TEGA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NTEGA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300" calcext:value-type="float">
            <text:p>73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TEGA Energie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NTEGA Energie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303" calcext:value-type="float">
            <text:p>73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rlebnis Akademie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rlebnis Akademie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56" calcext:value-type="float">
            <text:p>89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rnst &amp; Young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rnst &amp; Young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587" calcext:value-type="float">
            <text:p>85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rwin Häbel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rwin Häbel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41" calcext:value-type="float">
            <text:p>88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rzgebirgssparkass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rzgebirgssparkass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12" calcext:value-type="float">
            <text:p>133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uromicron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uromicron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70" calcext:value-type="float">
            <text:p>122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vangelische Stiftung Neuerkerod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vangelische Stiftung Neuerkerod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10" calcext:value-type="float">
            <text:p>136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vangelisches Siedlungswerk in Bayern Bau- und Siedlungsgesellschaft 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vangelisches Siedlungswerk in Bayern Bau- und Siedlungsgesellschaft 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536" calcext:value-type="float">
            <text:p>85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venord-Bank eG-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venord-Bank eG-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798" calcext:value-type="float">
            <text:p>87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vonik Industries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vonik Industries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231" calcext:value-type="float">
            <text:p>72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WR Aktiengesellschaf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WR Aktiengesellschaf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44" calcext:value-type="float">
            <text:p>135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popartner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expopartner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22" calcext:value-type="float">
            <text:p>135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hhochschule des Mittelstands (FHM)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achhochschule des Mittelstands (FHM)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04" calcext:value-type="float">
            <text:p>136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hnen-Gärtner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ahnen-Gärtner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781" calcext:value-type="float">
            <text:p>87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ährmann Unternehmensberatung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ährmann Unternehmensberatung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37" calcext:value-type="float">
            <text:p>133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ir Ventur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air Ventur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65" calcext:value-type="float">
            <text:p>136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D Textil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D Textil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17" calcext:value-type="float">
            <text:p>133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enix Outdoor International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enix Outdoor International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332" calcext:value-type="float">
            <text:p>73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ernleitungs-Betriebsgesellschaft 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ernleitungs-Betriebsgesellschaft 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04" calcext:value-type="float">
            <text:p>122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f Markenstrategie &amp; Nachhaltigkeitsmanagemen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f Markenstrategie &amp; Nachhaltigkeitsmanagemen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30" calcext:value-type="float">
            <text:p>121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ducia &amp; GAD IT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iducia &amp; GAD IT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08" calcext:value-type="float">
            <text:p>136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veCs Kommunikationsberatung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iveCs Kommunikationsberatung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816" calcext:value-type="float">
            <text:p>138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amarium Saalkreis G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lamarium Saalkreis GmbH &amp;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702" calcext:value-type="float">
            <text:p>137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ischhof Rasting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leischhof Rasting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725" calcext:value-type="float">
            <text:p>137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ughafen Düsseldorf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lughafen Düsseldorf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47" calcext:value-type="float">
            <text:p>136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ughafen München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lughafen München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253" calcext:value-type="float">
            <text:p>72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ughafen Stuttgart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lughafen Stuttgart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1036" calcext:value-type="float">
            <text:p>110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okus Zukunft G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okus Zukunft GmbH &amp;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70" calcext:value-type="float">
            <text:p>135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örde Sparkass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örde Sparkass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80" calcext:value-type="float">
            <text:p>121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orestFinest Consulting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orestFinest Consulting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0034" calcext:value-type="float">
            <text:p>100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orschungszentrum Jülich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orschungszentrum Jülich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502" calcext:value-type="float">
            <text:p>85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ankfurter Volksbank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rankfurter Volksbank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57" calcext:value-type="float">
            <text:p>134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aport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raport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4632" calcext:value-type="float">
            <text:p>46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aunhofer UMSICH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raunhofer UMSICH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248" calcext:value-type="float">
            <text:p>72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aunhofer-Gesellschaf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raunhofer-Gesellschaft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98" calcext:value-type="float">
            <text:p>135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aunhofer-Institut für Solare Energiesysteme IS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raunhofer-Institut für Solare Energiesysteme IS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078" calcext:value-type="float">
            <text:p>120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eiburg Wirtschaft Touristik und Messe G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reiburg Wirtschaft Touristik und Messe GmbH &amp;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726" calcext:value-type="float">
            <text:p>137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eiburger Stadtbau Verbund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reiburger Stadtbau Verbund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62" calcext:value-type="float">
            <text:p>135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eiburger Verkehrs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reiburger Verkehrs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724" calcext:value-type="float">
            <text:p>137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eie Universität Berli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reie Universität Berlin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97" calcext:value-type="float">
            <text:p>121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schpack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rischpack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0032" calcext:value-type="float">
            <text:p>100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OSTA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ROSTA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243" calcext:value-type="float">
            <text:p>72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utureCamp Climate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FutureCamp Climate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080" calcext:value-type="float">
            <text:p>1208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 calcext:value-type="string">
            <text:p>GAG Immobilien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GAG Immobilien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27" calcext:value-type="float">
            <text:p>133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ASAG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GASAG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75" calcext:value-type="float">
            <text:p>134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EFAK Gesellschaft für angewandte Kommunalforschung 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GEFAK Gesellschaft für angewandte Kommunalforschung 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065" calcext:value-type="float">
            <text:p>120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EMA-Technik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GEMA-Technik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9013" calcext:value-type="float">
            <text:p>90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emeinnütziger Bauverein Wunstorf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Gemeinnütziger Bauverein Wunstorf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50" calcext:value-type="float">
            <text:p>135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esellschaft für Entwicklung, Beschaffung und Betrieb mbH - g.e.b.b.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Gesellschaft für Entwicklung <text:s/>Beschaffung und Betrieb mbH - g.e.b.b.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71" calcext:value-type="float">
            <text:p>88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ESOBAU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GESOBAU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473" calcext:value-type="float">
            <text:p>74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EWOBA Aktiengesellschaft Wohnen und Bau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GEWOBA Aktiengesellschaft Wohnen und Bau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47" calcext:value-type="float">
            <text:p>88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ewobag Wohnungsbau-Aktiengesellschaf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Gewobag Wohnungsbau-Aktiengesellschaf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721" calcext:value-type="float">
            <text:p>137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igaset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Gigaset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77" calcext:value-type="float">
            <text:p>133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KS-Gemeinschaftskraftwerk Schweinfurt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GKS-Gemeinschaftskraftwerk Schweinfurt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76" calcext:value-type="float">
            <text:p>134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odelmann G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Godelmann GmbH &amp;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72" calcext:value-type="float">
            <text:p>135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rohe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Grohe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593" calcext:value-type="float">
            <text:p>85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rüner Hering - Agentur für Circular Economy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Grüner Hering - Agentur für Circular Economy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01" calcext:value-type="float">
            <text:p>136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undlach Bau und Immobilien G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Gundlach Bau und Immobilien GmbH &amp;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11" calcext:value-type="float">
            <text:p>136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UT Certifizierungsgesellschaft für Managementsysteme mbH Umweltgutachter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WG Gesellschaft für Wohnungs- und Gewerbebau Baden-Württemberg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as &amp; Co. Magnettechnik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aas &amp; Co. Magnettechnik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78" calcext:value-type="float">
            <text:p>135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gmann-Steinbach Consultin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agmann-Steinbach Consultin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1043" calcext:value-type="float">
            <text:p>110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LLESCHE Krankenversicherung auf Gegenseitigkei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ALLESCHE Krankenversicherung auf Gegenseitigkei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10" calcext:value-type="float">
            <text:p>122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mburger Hafen und Logistik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amburger Hafen und Logistik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287" calcext:value-type="float">
            <text:p>72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mburger Sparkasse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amburger Sparkasse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52" calcext:value-type="float">
            <text:p>133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mburger Volksbank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amburger Volksbank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497" calcext:value-type="float">
            <text:p>84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ndwerkskammer für Schwab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andwerkskammer für Schwab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12" calcext:value-type="float">
            <text:p>135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nnoversche Volksbank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annoversche Volksbank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96" calcext:value-type="float">
            <text:p>134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ssia Mineralquell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assia Mineralquell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641" calcext:value-type="float">
            <text:p>7641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EAG Holding AG - Beteiligungsmanagement der Wissenschaftsstadt Darmstadt (HEAG)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EAG Holding AG - Beteiligungsmanagement der Wissenschaftsstadt Darmstadt (HEAG)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308" calcext:value-type="float">
            <text:p>73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B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EB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60" calcext:value-type="float">
            <text:p>134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INRICH Agentur für Kommunikatio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EINRICH Agentur für Kommunikatio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84" calcext:value-type="float">
            <text:p>121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inz Sielmann Stiftun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einz Sielmann Stiftun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66" calcext:value-type="float">
            <text:p>89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laba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elaba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42" calcext:value-type="float">
            <text:p>133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nkel AG &amp; Co. KGaA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enkel AG &amp; Co. KGaA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208" calcext:value-type="float">
            <text:p>2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ng GmbH &amp; Co. KG Verwaltungsgesellschaf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ering GmbH &amp; Co. KG Verwaltungsgesellschaf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76" calcext:value-type="float">
            <text:p>135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mann Biederlack G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ermann Biederlack GmbH &amp;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74" calcext:value-type="float">
            <text:p>121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ubach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eubach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64" calcext:value-type="float">
            <text:p>135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igh-Tech Gründerfonds Management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igh-Tech Gründerfonds Management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628" calcext:value-type="float">
            <text:p>86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ILLEBRAND Palettenlogistik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ILLEBRAND Palettenlogistik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1040" calcext:value-type="float">
            <text:p>110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iPP-Werk Georg Hipp OH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iPP-Werk Georg Hipp OH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69" calcext:value-type="float">
            <text:p>122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ochschule für nachhaltige Entwicklung Eberswald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ochschule für nachhaltige Entwicklung Eberswald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71" calcext:value-type="float">
            <text:p>89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OCHTIEF Aktiengesellschaf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OCHTIEF Aktiengesellschaf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3581" calcext:value-type="float">
            <text:p>35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OWOGE Wohnungsbaugesellschaft 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OWOGE Wohnungsbaugesellschaft 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241" calcext:value-type="float">
            <text:p>72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P-FundConsult - Brücke zwischen Profit und Non-Profi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P-FundConsult - Brücke zwischen Profit und Non-Profi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59" calcext:value-type="float">
            <text:p>133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ubert Brück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ubert Brück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52" calcext:value-type="float">
            <text:p>134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umanistic Management Practices g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umanistic Management Practices g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80" calcext:value-type="float">
            <text:p>1338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 calcext:value-type="string">
            <text:p>Hünnebeck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ünnebeck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778" calcext:value-type="float">
            <text:p>137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ypoVereinsbank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HypoVereinsbank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5226" calcext:value-type="float">
            <text:p>52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gefa Handelsgesellschaft 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igefa Handelsgesellschaft mbH &amp;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225" calcext:value-type="float">
            <text:p>72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HK für München und Oberbayer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IHK für München und Oberbayer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93" calcext:value-type="float">
            <text:p>135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mpulsWerk Münster e.V.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ImpulsWerk Münster e.V.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63" calcext:value-type="float">
            <text:p>136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mug Beratungsgesellschaft für sozial-ökologische Innovationen 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imug Beratungsgesellschaft für sozial-ökologische Innovationen 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54" calcext:value-type="float">
            <text:p>121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MOTIO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INFOMOTIO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96" calcext:value-type="float">
            <text:p>89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genieurbüro NUB (Natur-,Umwelt- und Bauprojekte)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Ingenieurbüro NUB (Natur-Umwelt- und Bauprojekte)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53" calcext:value-type="float">
            <text:p>121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genieurbüro Petter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Ingenieurbüro Petter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36" calcext:value-type="float">
            <text:p>121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PACS (Headquarters)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INPACS (Headquarters)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76" calcext:value-type="float">
            <text:p>89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stitut für Nachhaltigkeitsmanagement Dr. Frank Simo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Institut für Nachhaltigkeitsmanagement Dr. Frank Simo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26" calcext:value-type="float">
            <text:p>133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TER Versicherungsgrupp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INTER Versicherungsgrupp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66" calcext:value-type="float">
            <text:p>13466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Interessengemeinschaft der Thermischen Abfallbehandlungsanlagen in Deutschland e.V. (ITAD)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Interessengemeinschaft der Thermischen Abfallbehandlungsanlagen in Deutschland e.V. (ITAD)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85" calcext:value-type="float">
            <text:p>133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tersero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Intersero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2305" calcext:value-type="float">
            <text:p>23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vestitionsbank Berli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Investitionsbank Berli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489" calcext:value-type="float">
            <text:p>84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vestitionsbank Schleswig-Holstein (IB.SH)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Investitionsbank Schleswig-Holstein (IB.SH)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68" calcext:value-type="float">
            <text:p>121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WIS Forschung &amp; Beratung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InWIS Forschung &amp; Beratung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20" calcext:value-type="float">
            <text:p>133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sta International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Ista International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17" calcext:value-type="float">
            <text:p>122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TDZ-Berli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ITDZ-Berli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62" calcext:value-type="float">
            <text:p>136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Jefferys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Jefferys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92" calcext:value-type="float">
            <text:p>136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JJ Sustainability Consultancy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JJ Sustainability Consultancy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48" calcext:value-type="float">
            <text:p>133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Johnson+Johnso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Johnson+Johnso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563" calcext:value-type="float">
            <text:p>75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JOSEPH-STIFTUNG Kirchliches Wohnungsunternehm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JOSEPH-STIFTUNG Kirchliches Wohnungsunternehm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799" calcext:value-type="float">
            <text:p>87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arin Marita Naase Expertis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arin Marita Naase Expertise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88" calcext:value-type="float">
            <text:p>135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ate Umwelt &amp; Entwicklung e.V.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ate Umwelt &amp; Entwicklung e.V.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49" calcext:value-type="float">
            <text:p>133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atholische Universität Eichstätt-Ingolstad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atholische Universität Eichstätt-Ingolstad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05" calcext:value-type="float">
            <text:p>121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eck kommuniziert! was etwas beweg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eck kommuniziert! was etwas beweg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58" calcext:value-type="float">
            <text:p>133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ESSEL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ESSEL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500" calcext:value-type="float">
            <text:p>8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fW Bankengrupp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fW Bankengrupp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98" calcext:value-type="float">
            <text:p>134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GAL G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GAL GmbH &amp;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9033" calcext:value-type="float">
            <text:p>90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iK Textilien und Non-Food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iK Textilien und Non-Food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01" calcext:value-type="float">
            <text:p>88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indernothilfe e.V.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indernothilfe e.V.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26" calcext:value-type="float">
            <text:p>136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oberg &amp; Tente GmbH &amp; Co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oberg &amp; Tente GmbH &amp; Co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830" calcext:value-type="float">
            <text:p>138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PMG AG Wirtschaftsprüfungsgesellschaf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PMG AG Wirtschaftsprüfungsgesellschaf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43" calcext:value-type="float">
            <text:p>135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raftanlagen München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raftanlagen München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03" calcext:value-type="float">
            <text:p>121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reis Weseler Abfallgesellschaft 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reis Weseler Abfallgesellschaft mbH &amp; Co. KG <text:s text:c="3"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03" calcext:value-type="float">
            <text:p>136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reisjugendring München-Stad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reisjugendring München-Stad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67" calcext:value-type="float">
            <text:p>121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reissparkasse Augsbur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reissparkasse Augsbur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02" calcext:value-type="float">
            <text:p>133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reissparkasse Biberac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reissparkasse Biberac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90" calcext:value-type="float">
            <text:p>122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reissparkasse Böbling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reissparkasse Böbling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26" calcext:value-type="float">
            <text:p>89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reissparkasse Esslingen-Nürting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reissparkasse Esslingen-Nürting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32" calcext:value-type="float">
            <text:p>89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reissparkasse Heilbron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reissparkasse Heilbron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29" calcext:value-type="float">
            <text:p>89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reissparkasse Heinsber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reissparkasse Heinsber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697" calcext:value-type="float">
            <text:p>76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reissparkasse Kaiserslauter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reissparkasse Kaiserslauter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74" calcext:value-type="float">
            <text:p>133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reissparkasse Köl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reissparkasse Köl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92" calcext:value-type="float">
            <text:p>88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reissparkasse Ludwigsbur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reissparkasse Ludwigsbur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75" calcext:value-type="float">
            <text:p>88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reissparkasse München Starnberg Ebersber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reissparkasse München Starnberg Ebersber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9002" calcext:value-type="float">
            <text:p>90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reissparkasse Ostalb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reissparkasse Ostalb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79" calcext:value-type="float">
            <text:p>134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reissparkasse Ravensbur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reissparkasse Ravensbur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31" calcext:value-type="float">
            <text:p>89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reissparkasse Reutling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reissparkasse Reutling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28" calcext:value-type="float">
            <text:p>89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reissparkasse Saarlouis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reissparkasse Saarlouis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50" calcext:value-type="float">
            <text:p>134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reissparkasse Steinfur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reissparkasse Steinfur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16" calcext:value-type="float">
            <text:p>122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reissparkasse Syk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reissparkasse Syk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70" calcext:value-type="float">
            <text:p>133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reissparkasse Tübing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reissparkasse Tübing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49" calcext:value-type="float">
            <text:p>134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reissparkasse Waibling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reissparkasse Waibling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30" calcext:value-type="float">
            <text:p>89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reiswohnbau Hildesheim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reiswohnbau Hildesheim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400" calcext:value-type="float">
            <text:p>7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SM Castings Group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KSM Castings Group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72" calcext:value-type="float">
            <text:p>136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andesbank Baden-Württemberg AöR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Landesbank Baden-Württemberg AöR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03" calcext:value-type="float">
            <text:p>17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andessparkasse zu Oldenbur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Landessparkasse zu Oldenbur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95" calcext:value-type="float">
            <text:p>134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andgut Stober Kontor GmbH &amp; Co. Betriebs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Landgut Stober Kontor GmbH &amp; Co. Betriebs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618" calcext:value-type="float">
            <text:p>86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BS Landesbausparkasse Südwes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LBS Landesbausparkasse Südwes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15" calcext:value-type="float">
            <text:p>135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bensbaum / Pure Taste Group G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Lebensbaum / Pure Taste Group GmbH &amp;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309" calcext:value-type="float">
            <text:p>73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icher Engineering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Leicher Engineering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45" calcext:value-type="float">
            <text:p>122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uphana Universität Lünebur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Leuphana Universität Lünebur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1044" calcext:value-type="float">
            <text:p>110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fA Förderbank Bayer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LfA Förderbank Bayer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715" calcext:value-type="float">
            <text:p>137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dl Dienstleistung G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Lidl Dienstleistung GmbH &amp;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25" calcext:value-type="float">
            <text:p>122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nde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Linde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276" calcext:value-type="float">
            <text:p>2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ppeverband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Lippeverband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49" calcext:value-type="float">
            <text:p>135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ÖWEN-Grupp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LÖWEN-Grupp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58" calcext:value-type="float">
            <text:p>121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PKF Laser &amp; Electronics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LPKF Laser &amp; Electronics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24" calcext:value-type="float">
            <text:p>122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ust auf besser leben g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Lust auf besser leben g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55" calcext:value-type="float">
            <text:p>89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intal Konfitüren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Maintal Konfitüren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082" calcext:value-type="float">
            <text:p>120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inzer Volksbank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Mainzer Volksbank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51" calcext:value-type="float">
            <text:p>134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N S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MAN S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285" calcext:value-type="float">
            <text:p>2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nagement Alliance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Management Alliance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096" calcext:value-type="float">
            <text:p>120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ärkisches Landbrot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Märkisches Landbrot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822" calcext:value-type="float">
            <text:p>78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rkus Glöckner Naturstein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Markus Glöckner Naturstein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13" calcext:value-type="float">
            <text:p>133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rquard &amp; Bahls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Marquard &amp; Bahls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584" calcext:value-type="float">
            <text:p>85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cDonald's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McDonald's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81" calcext:value-type="float">
            <text:p>88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emo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erck KGaA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Merck KGaA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01" calcext:value-type="float">
            <text:p>7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eyer Gemüsebearbeitung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Meyer Gemüsebearbeitung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44" calcext:value-type="float">
            <text:p>121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eyer Management und Compliance MMC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Meyer Management und Compliance MMC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68" calcext:value-type="float">
            <text:p>122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ichael Koch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Michael Koch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67" calcext:value-type="float">
            <text:p>89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iele &amp; Cie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Miele &amp; Cie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302" calcext:value-type="float">
            <text:p>73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LP S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MLP S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46" calcext:value-type="float">
            <text:p>88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datio Unternehmensgestaltun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modatio Unternehmensgestaltun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74" calcext:value-type="float">
            <text:p>89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ika Griefahn GmbH Institut für Medien Umwelt Kultur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Monika Griefahn GmbH Institut für Medien Umwelt Kultur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38" calcext:value-type="float">
            <text:p>121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ünchner Bank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Münchner Bank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79" calcext:value-type="float">
            <text:p>121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ßenbrock &amp; Partner Wirtschaftsprüfer und Steuerberater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Mußenbrock &amp; Partner Wirtschaftsprüfer und Steuerberater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758" calcext:value-type="float">
            <text:p>137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³ Nachhaltigkeitsberatung Dr. Friege &amp; Partner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N³ Nachhaltigkeitsberatung Dr. Friege &amp; Partner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19" calcext:value-type="float">
            <text:p>121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anogate S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Nanogate S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637" calcext:value-type="float">
            <text:p>86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ational-Bank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National-Bank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89" calcext:value-type="float">
            <text:p>134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aturinform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Naturinform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93" calcext:value-type="float">
            <text:p>134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EUERO Farm- und Fördertechnik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NEUERO Farm- und Fördertechnik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56" calcext:value-type="float">
            <text:p>136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eumarkter Lammsbräu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Neumarkter Lammsbräu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66" calcext:value-type="float">
            <text:p>135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EUWOBA Neubrandenburger Wohnungsbaugenossenschaft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NEUWOBA Neubrandenburger Wohnungsbaugenossenschaft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479" calcext:value-type="float">
            <text:p>84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icole Franken CSR I Veränderung I Führun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iederrheinische Sparkasse RheinLipp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Niederrheinische Sparkasse RheinLipp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88" calcext:value-type="float">
            <text:p>133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-Motion (Röhrle &amp; Henle Partnerschaftsgesellschaft)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N-Motion (Röhrle &amp; Henle Partnerschaftsgesellschaft)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26" calcext:value-type="float">
            <text:p>121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ölken Hygiene Products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Nölken Hygiene Products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821" calcext:value-type="float">
            <text:p>78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RD/LB - Norddeutsche Landesbank Girozentrale -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RDAKADEMIE - Hochschule der Wirtschaf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NORDAKADEMIE - Hochschule der Wirtschaf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57" calcext:value-type="float">
            <text:p>135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rd-Ostsee Sparkass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Nord-Ostsee Sparkass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77" calcext:value-type="float">
            <text:p>121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rdzucker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Nordzucker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95" calcext:value-type="float">
            <text:p>121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w|consulting -nachhaltig Werte schaffen-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WB Verl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NWB Verl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68" calcext:value-type="float">
            <text:p>8968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 calcext:value-type="string">
            <text:p>oekom verlag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oekom verlag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9023" calcext:value-type="float">
            <text:p>90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ldenburgische Landesbank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Oldenburgische Landesbank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15" calcext:value-type="float">
            <text:p>122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pen Europe Consultin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Open Europe Consultin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41" calcext:value-type="float">
            <text:p>121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RTLIEB Sportartikel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ORTLIEB Sportartikel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08" calcext:value-type="float">
            <text:p>12108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 calcext:value-type="string">
            <text:p>Otto GmbH &amp; Co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Otto GmbH &amp; Co KG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192" calcext:value-type="float">
            <text:p>71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ulsen's - Landhotel und Restauran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Paulsen's - Landhotel und Restauran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783" calcext:value-type="float">
            <text:p>87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br NETZenergie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pbr NETZenergie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25" calcext:value-type="float">
            <text:p>133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CI Augsburg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PCI <text:s/>Augsburg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089" calcext:value-type="float">
            <text:p>120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D - Berater der öffentlichen Hand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PD - Berater der öffentlichen Hand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44" calcext:value-type="float">
            <text:p>122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ehl Beratun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Pehl Beratun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753" calcext:value-type="float">
            <text:p>87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ERÚ PURO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PERÚ PURO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98" calcext:value-type="float">
            <text:p>136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ETER LANGENDORF Innovation, Strategie &amp; Desig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PETER LANGENDORF Innovation <text:s/>Strategie &amp; Design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754" calcext:value-type="float">
            <text:p>87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HARMORGANA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PHARMORGANA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9032" calcext:value-type="float">
            <text:p>90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iepenbrock Unternehmensgruppe GmbH +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Piepenbrock Unternehmensgruppe GmbH +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250" calcext:value-type="float">
            <text:p>72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lant values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plant values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72" calcext:value-type="float">
            <text:p>89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latanera Rio Sixaola, S.A.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Platanera Rio Sixaola <text:s/>S.A.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631" calcext:value-type="float">
            <text:p>86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lilend UG (haftungsbeschränkt)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plilend UG (haftungsbeschränkt)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73" calcext:value-type="float">
            <text:p>89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rsche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Porsche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382" calcext:value-type="float">
            <text:p>3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wer2sustai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power2sustai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17" calcext:value-type="float">
            <text:p>136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ÅGNANT NACHHALTIGKEIT.KOMMUNIKATION.SCHÖNROCK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prÅGNANT NACHHALTIGKEIT.KOMMUNIKATION.SCHÖNROCK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9021" calcext:value-type="float">
            <text:p>90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imo Espresso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Primo Espresso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29" calcext:value-type="float">
            <text:p>136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iectio Nachhaltigkeitsmanagement | CSR-Management | Impact Financ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proiectio Nachhaltigkeitsmanagement | CSR-Management | Impact Financ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60" calcext:value-type="float">
            <text:p>136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tiviti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Protiviti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634" calcext:value-type="float">
            <text:p>86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vinzial NordWest Konzer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Provinzial NordWest Konzer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21" calcext:value-type="float">
            <text:p>122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vinzial Rheinland Versicherung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Provinzial Rheinland Versicherungen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22" calcext:value-type="float">
            <text:p>133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sX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psX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57" calcext:value-type="float">
            <text:p>136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uma S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Puma S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13" calcext:value-type="float">
            <text:p>19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QUMsult G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QUMsult GmbH &amp;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44" calcext:value-type="float">
            <text:p>89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adermacher &amp; Partner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Radermacher &amp; Partner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759" calcext:value-type="float">
            <text:p>137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andstad Deutschland G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Randstad Deutschland GmbH &amp;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070" calcext:value-type="float">
            <text:p>120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at für Nachhaltige Entwicklung (RNE)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Rat für Nachhaltige Entwicklung (RNE)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252" calcext:value-type="float">
            <text:p>72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-Athlete UG (haftungsbeschränkt)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Re-Athlete UG (haftungsbeschränkt)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76" calcext:value-type="float">
            <text:p>136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MONDIS Thermische Abfallverwertung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REMONDIS Thermische Abfallverwertung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04" calcext:value-type="float">
            <text:p>135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nervis Consultin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Renervis Consultin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06" calcext:value-type="float">
            <text:p>88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WE Group (Zentral-AG und Zentralfinanz eG)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REWE Group (Zentral-AG und Zentralfinanz eG)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188" calcext:value-type="float">
            <text:p>71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hodius Mineralquellen und Getränke G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Rhodius Mineralquellen und Getränke GmbH &amp;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58" calcext:value-type="float">
            <text:p>136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iha WeserGold Getränke G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riha WeserGold Getränke GmbH &amp;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73" calcext:value-type="float">
            <text:p>135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inn Beton- und Naturstein G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Rinn Beton- und Naturstein GmbH &amp;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540" calcext:value-type="float">
            <text:p>85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obert Bosch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Robert Bosch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5108" calcext:value-type="float">
            <text:p>51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OLAND Rechtsschutz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ROLAND Rechtsschutz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03" calcext:value-type="float">
            <text:p>134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SAG AöR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RSAG AöR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61" calcext:value-type="float">
            <text:p>133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udolph Logistik Grupp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Rudolph Logistik Grupp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46" calcext:value-type="float">
            <text:p>136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WE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RWE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arLB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aarLB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99" calcext:value-type="float">
            <text:p>133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GA Unternehmensgrupp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AGA Unternehmensgrupp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651" calcext:value-type="float">
            <text:p>76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ND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AND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66" calcext:value-type="float">
            <text:p>121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xonia Franke G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axonia Franke GmbH &amp; Co. KG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072" calcext:value-type="float">
            <text:p>120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cholz &amp; Friends Berlin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cholz &amp; Friends Berlin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598" calcext:value-type="float">
            <text:p>85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CHUFA Holding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CHUFA Holding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780" calcext:value-type="float">
            <text:p>87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chwan Cosmetics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chwan Cosmetics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1052" calcext:value-type="float">
            <text:p>110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CHWARTAUER WERKE GmbH &amp; Co. KGaA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CHWARTAUER WERKE GmbH &amp; Co. KGaA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782" calcext:value-type="float">
            <text:p>87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emens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iemens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452" calcext:value-type="float">
            <text:p>4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GNAL IDUNA Krankenversicherung a. G.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IGNAL IDUNA Krankenversicherung a. G.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70" calcext:value-type="float">
            <text:p>134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GNAL IDUNA Lebensversicherung a. G. Konzer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IGNAL IDUNA Lebensversicherung a. G. Konzer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69" calcext:value-type="float">
            <text:p>134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ka Deutschland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ika Deutschland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591" calcext:value-type="float">
            <text:p>85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nnack Backspezialitäten GmbH &amp; Co.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innack Backspezialitäten GmbH &amp; Co.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53" calcext:value-type="float">
            <text:p>135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S Unternehmensberatung GmbH &amp; Co.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KS Unternehmensberatung GmbH &amp; Co.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21" calcext:value-type="float">
            <text:p>133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arWorld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olarWorld AG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01" calcext:value-type="float">
            <text:p>15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- und Bauverein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- und Bauverein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077" calcext:value-type="float">
            <text:p>80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da-Bank Augsburg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da-Bank Augsburg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89" calcext:value-type="float">
            <text:p>133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da-Bank Baden-Württemberg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da-Bank Baden-Württemberg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62" calcext:value-type="float">
            <text:p>134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da-Bank Berlin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da-Bank Berlin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88" calcext:value-type="float">
            <text:p>134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da-Bank München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da-Bank München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46" calcext:value-type="float">
            <text:p>134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da-Bank Südwest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da-Bank Südwest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83" calcext:value-type="float">
            <text:p>133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da-Bank West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da-Bank West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01" calcext:value-type="float">
            <text:p>134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Aach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Aach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95" calcext:value-type="float">
            <text:p>88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Allgäu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Allgäu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9006" calcext:value-type="float">
            <text:p>90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am Niederrhei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am Niederrhei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09" calcext:value-type="float">
            <text:p>89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Ansbac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Ansbac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97" calcext:value-type="float">
            <text:p>133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Aschaffenburg-Alzenau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Aschaffenburg-Alzenau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35" calcext:value-type="float">
            <text:p>134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Bamber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Bamber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9012" calcext:value-type="float">
            <text:p>90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Bielefeld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Bielefeld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10" calcext:value-type="float">
            <text:p>89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Bochum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Bochum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64" calcext:value-type="float">
            <text:p>122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Bodense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Bodense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56" calcext:value-type="float">
            <text:p>134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Brem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Brem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534" calcext:value-type="float">
            <text:p>85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Cell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Cell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48" calcext:value-type="float">
            <text:p>134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Celle-Gifhorn-Wolfsbur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Celle-Gifhorn-Wolfsbur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40" calcext:value-type="float">
            <text:p>134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Chemnitz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Chemnitz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46" calcext:value-type="float">
            <text:p>133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Coburg - Lichtenfels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Coburg - Lichtenfels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9004" calcext:value-type="float">
            <text:p>90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Dortmund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Dortmund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03" calcext:value-type="float">
            <text:p>122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Duisbur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Duisbur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14" calcext:value-type="float">
            <text:p>89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Dür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Dür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56" calcext:value-type="float">
            <text:p>122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Ess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Ess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59" calcext:value-type="float">
            <text:p>134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Freiburg-Nördlicher Breisgau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Freiburg-Nördlicher Breisgau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85" calcext:value-type="float">
            <text:p>134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Fulda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Fulda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75" calcext:value-type="float">
            <text:p>133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Fürstenfeldbruck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Fürstenfeldbruck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87" calcext:value-type="float">
            <text:p>133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Fürt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Fürt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54" calcext:value-type="float">
            <text:p>133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Gelsenkirch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Gelsenkirch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84" calcext:value-type="float">
            <text:p>89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Götting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Götting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39" calcext:value-type="float">
            <text:p>134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HagenHerdeck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HagenHerdeck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88" calcext:value-type="float">
            <text:p>89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Hannover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Hannover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545" calcext:value-type="float">
            <text:p>75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Hegau-Bodense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Hegau-Bodense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65" calcext:value-type="float">
            <text:p>134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Heidelber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Heidelber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02" calcext:value-type="float">
            <text:p>122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Herford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Herford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74" calcext:value-type="float">
            <text:p>122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Hilden • Ratingen • Velber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Hilden • Ratingen • Velber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04" calcext:value-type="float">
            <text:p>89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Hildesheim Goslar Pein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Hildesheim Goslar Pein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44" calcext:value-type="float">
            <text:p>134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Holstei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Holstei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22" calcext:value-type="float">
            <text:p>122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Ingolstadt Eichstät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Ingolstadt Eichstät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18" calcext:value-type="float">
            <text:p>122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Karlsruh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Karlsruh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55" calcext:value-type="float">
            <text:p>134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KölnBon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KölnBon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43" calcext:value-type="float">
            <text:p>134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Kraichgau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Kraichgau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77" calcext:value-type="float">
            <text:p>134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Krefeld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Krefeld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89" calcext:value-type="float">
            <text:p>122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LeerWittmund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LeerWittmund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42" calcext:value-type="float">
            <text:p>134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Lemgo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Lemgo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80" calcext:value-type="float">
            <text:p>89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Leverkus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Leverkus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48" calcext:value-type="float">
            <text:p>121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Mainfranken Würzbur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Mainfranken Würzbur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98" calcext:value-type="float">
            <text:p>89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Marburg-Biedenkopf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Marburg-Biedenkopf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71" calcext:value-type="float">
            <text:p>133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Märkisches Sauerland Hemer-Mend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Märkisches Sauerland Hemer-Mend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12" calcext:value-type="float">
            <text:p>89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Memmingen-Lindau-Mindelheim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Memmingen-Lindau-Mindelheim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08" calcext:value-type="float">
            <text:p>135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Minden-Lübbeck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Minden-Lübbeck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77" calcext:value-type="float">
            <text:p>89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Münsterland Os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Münsterland Os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89" calcext:value-type="float">
            <text:p>89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Neuss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Neuss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06" calcext:value-type="float">
            <text:p>89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Niederbayern-Mitt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Niederbayern-Mitt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73" calcext:value-type="float">
            <text:p>121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Offenburg/Ortenau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Offenburg/Ortenau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27" calcext:value-type="float">
            <text:p>89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Osnabrück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Osnabrück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60" calcext:value-type="float">
            <text:p>133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Pforzheim Calw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Pforzheim Calw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23" calcext:value-type="float">
            <text:p>89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Regensbur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Regensbur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78" calcext:value-type="float">
            <text:p>122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Rhein Neckar Nord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Rhein Neckar Nord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89" calcext:value-type="float">
            <text:p>88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Rhein-Maas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Rhein-Maas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00" calcext:value-type="float">
            <text:p>13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Rhein-Nah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Rhein-Nah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97" calcext:value-type="float">
            <text:p>134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Rosenheim-Bad Aiblin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Rosenheim-Bad Aiblin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9008" calcext:value-type="float">
            <text:p>90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Saarbrück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Saarbrück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581" calcext:value-type="float">
            <text:p>85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Schwarzwald-Baar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Schwarzwald-Baar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65" calcext:value-type="float">
            <text:p>88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Schweinfurt-Haßberg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Schweinfurt-Haßberg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94" calcext:value-type="float">
            <text:p>135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Südholstei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Südholstei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074" calcext:value-type="float">
            <text:p>120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Trier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Trier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297" calcext:value-type="float">
            <text:p>132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Ulm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Ulm 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Vest Recklinghaus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Vest Recklinghaus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91" calcext:value-type="float">
            <text:p>122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Vogtland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Vogtland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34" calcext:value-type="float">
            <text:p>122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Vorderpfalz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Vorderpfalz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90" calcext:value-type="float">
            <text:p>133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Vorpommer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Vorpommer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01" calcext:value-type="float">
            <text:p>135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Westerwald-Si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Westerwald-Si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29" calcext:value-type="float">
            <text:p>133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Westholstei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Westholstei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81" calcext:value-type="float">
            <text:p>133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Westmünsterland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Westmünsterland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31" calcext:value-type="float">
            <text:p>136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Worms-Alzey-Ried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Worms-Alzey-Ried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79" calcext:value-type="float">
            <text:p>89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arkasse Zollernalb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parkasse Zollernalb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98" calcext:value-type="float">
            <text:p>133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PIES PACKAGING SPIES Kunststoffe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dt Geestland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tadt Geestland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22" calcext:value-type="float">
            <text:p>89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dt- und Kreissparkasse Erlangen Höchstadt Herzogenaurac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tadt- und Kreissparkasse Erlangen Höchstadt Herzogenaurac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98" calcext:value-type="float">
            <text:p>121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DT UND LAND Wohnbauten-Gesellschaft 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TADT UND LAND Wohnbauten-Gesellschaft 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9001" calcext:value-type="float">
            <text:p>90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dtreinigung Hamburg AöR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tadtreinigung Hamburg AöR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07" calcext:value-type="float">
            <text:p>135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dtsiedlung Heilbronn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tadtsiedlung Heilbronn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396" calcext:value-type="float">
            <text:p>73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dtsparkasse Augsbur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tadtsparkasse Augsbur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483" calcext:value-type="float">
            <text:p>84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dtsparkasse Düsseldorf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tadtsparkasse Düsseldorf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062" calcext:value-type="float">
            <text:p>120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dtsparkasse Münch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tadtsparkasse Münch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07" calcext:value-type="float">
            <text:p>89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dtsparkasse Oberhaus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tadtsparkasse Oberhaus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66" calcext:value-type="float">
            <text:p>122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dt-Sparkasse Solingen</text:p>
          </table:table-cell>
          <table:table-cell table:style-name="ce3" office:value-type="string" calcext:value-type="string">
            <text:p>§§§</text:p>
          </table:table-cell>
          <table:table-cell/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tadt-Sparkasse Soling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39" calcext:value-type="float">
            <text:p>122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dtsparkasse Wuppertal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tadtsparkasse Wuppertal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67" calcext:value-type="float">
            <text:p>8867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Stadtwerke Bochum Holding GmbH, Stadtwerke Bochum Netz GmbH, Stadtwerke Bochum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90" calcext:value-type="float">
            <text:p>89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dtwerke Göttingen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tadtwerke Göttingen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703" calcext:value-type="float">
            <text:p>77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dtwerke Köln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tadtwerke Köln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68" calcext:value-type="float">
            <text:p>133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dtwerke Lübeck Holding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tadtwerke Lübeck Holding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19" calcext:value-type="float">
            <text:p>135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dtwerke Nordersted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tadtwerke Nordersted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95" calcext:value-type="float">
            <text:p>136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EB Köln, Stadtentwässerungsbetriebe Köln, AöR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einbeis Papier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teinbeis Papier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191" calcext:value-type="float">
            <text:p>71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einbildhauerei Vincent Timothy C. Vincen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ephan Bode Hotelbetriebs- und Verwaltungs-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tephan Bode Hotelbetriebs- und Verwaltungs-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62" calcext:value-type="float">
            <text:p>121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eyler Ethik Bank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teyler Ethik Bank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60" calcext:value-type="float">
            <text:p>122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iftung Warentes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tiftung Warentes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77" calcext:value-type="float">
            <text:p>136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udiosus Reisen München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tudiosus Reisen München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234" calcext:value-type="float">
            <text:p>72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uttgarter Wohnungs- und Städtebaugesellschaft 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tuttgarter Wohnungs- und Städtebaugesellschaft 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068" calcext:value-type="float">
            <text:p>120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ÜDWESTBANK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ÜDWESTBANK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937" calcext:value-type="float">
            <text:p>89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USTAINUM Berlin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USTAINUM Berlin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0035" calcext:value-type="float">
            <text:p>100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V SparkassenVersicherun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V SparkassenVersicherun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05" calcext:value-type="float">
            <text:p>88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WB-Service- Wohnungsvermietungs- und -baugesellschaft 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WB-Service- Wohnungsvermietungs- und -baugesellschaft 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43" calcext:value-type="float">
            <text:p>122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YZYGY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SYZYGY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92" calcext:value-type="float">
            <text:p>121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aifun-Tofu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Taifun-Tofu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71" calcext:value-type="float">
            <text:p>135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chibo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Tchibo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286" calcext:value-type="float">
            <text:p>72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ele Columbus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Tele Columbus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900" calcext:value-type="float">
            <text:p>139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EQPORT Services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TEQPORT Services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08" calcext:value-type="float">
            <text:p>88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erra Institute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Terra Institute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35" calcext:value-type="float">
            <text:p>121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erre des hommes - Hilfe für Kinder in No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terre des hommes - Hilfe für Kinder in No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85" calcext:value-type="float">
            <text:p>122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omas Atze - K.A.N.T.punk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pstar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Topstar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54" calcext:value-type="float">
            <text:p>136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ditionsWerk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traditionsWerk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648" calcext:value-type="float">
            <text:p>86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du4you®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tradu4you®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066" calcext:value-type="float">
            <text:p>120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formation zur Nachhaltigkeit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Transformation zur Nachhaltigkeit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50" calcext:value-type="float">
            <text:p>133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gourmet Deutschland GmbH &amp; Co. OH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Transgourmet Deutschland GmbH &amp; Co. OH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52" calcext:value-type="float">
            <text:p>121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eude &amp; Metz G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Treude &amp; Metz GmbH &amp;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70" calcext:value-type="float">
            <text:p>136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ias consulting - Beratung für nachhaltige Prozesse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trias consulting - Beratung für nachhaltige Prozesse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65" calcext:value-type="float">
            <text:p>133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iodos Bank N.V. Deutschland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Triodos Bank N.V. Deutschland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226" calcext:value-type="float">
            <text:p>72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iple innova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triple innova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72" calcext:value-type="float">
            <text:p>88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ÜV Rheinland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TÜV Rheinland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189" calcext:value-type="float">
            <text:p>71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lmer Heimstätte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Ulmer Heimstätte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1045" calcext:value-type="float">
            <text:p>110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mweltBank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UmweltBank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11" calcext:value-type="float">
            <text:p>122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mwelt-Campus Birkenfeld der Hochschule Trier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Umwelt-Campus Birkenfeld der Hochschule Trier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57" calcext:value-type="float">
            <text:p>121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nicepta Communication &amp; Consultin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Unicepta Communication &amp; Consultin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902" calcext:value-type="float">
            <text:p>139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nilever Deutschland Holding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Unilever Deutschland Holding GmbH <text:s text:c="2"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242" calcext:value-type="float">
            <text:p>72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nion Investmen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Union Investmen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514" calcext:value-type="float">
            <text:p>75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NITY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UNITY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750" calcext:value-type="float">
            <text:p>137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niversität Bayreut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Universität Bayreut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96" calcext:value-type="float">
            <text:p>121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niversität Hambur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Universität Hambur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94" calcext:value-type="float">
            <text:p>121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nternehmensgruppe Nassauische Heimstätte Wohnstadt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Unternehmensgruppe Nassauische Heimstätte Wohnstadt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595" calcext:value-type="float">
            <text:p>85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PM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UPM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557" calcext:value-type="float">
            <text:p>5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rlaubsart | ostsee.fjord.schlei Schleibrücken Immobilien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string" calcext:value-type="string">
            <text:p>xxx</text:p>
          </table:table-cell>
          <table:table-cell table:style-name="ce3" office:value-type="string" calcext:value-type="string">
            <text:p>§§§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AUDE Sport G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AUDE Sport GmbH &amp;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193" calcext:value-type="float">
            <text:p>71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eolia Deutschland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eolia Deutschland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539" calcext:value-type="float">
            <text:p>85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ereinigte Volksbank eG Saarlouis - Losheim am See - Sulzbach/Saar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ereinigte Volksbank eG Saarlouis - Losheim am See - Sulzbach/Saar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755" calcext:value-type="float">
            <text:p>137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ereinigte VR Bank Kur- und Rheinpfalz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ereinigte VR Bank Kur- und Rheinpfalz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09" calcext:value-type="float">
            <text:p>134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GH Versicherunge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GH Versicherunge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71" calcext:value-type="float">
            <text:p>122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ivantes Netzwerk für Gesundheit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ivantes Netzwerk für Gesundheit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82" calcext:value-type="float">
            <text:p>136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ivawest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ivawest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592" calcext:value-type="float">
            <text:p>85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ÖB-Service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ÖB-Service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78" calcext:value-type="float">
            <text:p>121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ohrmann CSR-Consultin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ohrmann CSR-Consultin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57" calcext:value-type="float">
            <text:p>133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olksbank Alzey-Worms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olksbank Alzey-Worms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54" calcext:value-type="float">
            <text:p>122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olksbank Bielefeld-Gütersloh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olksbank Bielefeld-Gütersloh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99" calcext:value-type="float">
            <text:p>134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olksbank eG Braunschweig Wolfsbur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olksbank eG Braunschweig Wolfsbur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09" calcext:value-type="float">
            <text:p>122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olksbank in Südwestfalen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olksbank in Südwestfalen eG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06" calcext:value-type="float">
            <text:p>136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olksbank Kraichgau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olksbank Kraichgau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45" calcext:value-type="float">
            <text:p>88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olksbank Lübeck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olksbank Lübeck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095" calcext:value-type="float">
            <text:p>120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olksbank Lüneburger Heide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olksbank Lüneburger Heide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96" calcext:value-type="float">
            <text:p>133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olksbank Mittelhessen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olksbank Mittelhessen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777" calcext:value-type="float">
            <text:p>87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olksbank Raiffeisenbank Bayern Mitte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olksbank Raiffeisenbank Bayern Mitte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35" calcext:value-type="float">
            <text:p>136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olksbank Raiffeisenbank Nordoberpfalz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olksbank Raiffeisenbank Nordoberpfalz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44" calcext:value-type="float">
            <text:p>133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olkswagen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olkswagen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572" calcext:value-type="float">
            <text:p>5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ossloh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ossloh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14" calcext:value-type="float">
            <text:p>135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R Bank Main-Kinzig-Büdingen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R Bank Main-Kinzig-Büdingen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84" calcext:value-type="float">
            <text:p>133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R Bank Rhein-Neckar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R Bank Rhein-Neckar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23" calcext:value-type="float">
            <text:p>133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R Bank Südliche Weinstraße-Wasgau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R Bank Südliche Weinstraße-Wasgau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18" calcext:value-type="float">
            <text:p>136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R-Bank Rottal-Inn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VR-Bank Rottal-Inn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86" calcext:value-type="float">
            <text:p>133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AGO Kontakttechnik GmbH &amp; Co. K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WAGO Kontakttechnik GmbH &amp; Co. K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079" calcext:value-type="float">
            <text:p>120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aldenburger Versicherung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Waldenburger Versicherung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60" calcext:value-type="float">
            <text:p>135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ankendorfer Baugenossenschaft für Schleswig-Holstein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Wankendorfer Baugenossenschaft für Schleswig-Holstein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537" calcext:value-type="float">
            <text:p>85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ASGAU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WASGAU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47" calcext:value-type="float">
            <text:p>134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BM Wohnungsbaugesellschaft Berlin-Mitte 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WBM Wohnungsbaugesellschaft Berlin-Mitte 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114" calcext:value-type="float">
            <text:p>121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ckerle Cosmetics Eislingen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Weckerle Cosmetics Eislingen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48" calcext:value-type="float">
            <text:p>136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in- &amp; Sektgut Wilhelmshof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Wein- &amp; Sektgut Wilhelmshof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855" calcext:value-type="float">
            <text:p>138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iss Technik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Weiss Technik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52" calcext:value-type="float">
            <text:p>135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llnuss Premium Snacks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wellnuss Premium Snacks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700" calcext:value-type="float">
            <text:p>13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nzel &amp; Hoos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Wenzel &amp; Hoos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21" calcext:value-type="float">
            <text:p>135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RTGARANTIE Group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WERTGARANTIE Group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38" calcext:value-type="float">
            <text:p>134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rtSicht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WertSicht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582" calcext:value-type="float">
            <text:p>135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SSLING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WESSLING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9019" calcext:value-type="float">
            <text:p>90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Sustain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WeSustain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576" calcext:value-type="float">
            <text:p>85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esbadener Volksbank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Wiesbadener Volksbank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95" calcext:value-type="float">
            <text:p>133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rtschaftsbetriebe Duisbur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Wirtschaftsbetriebe Duisburg <text:s/>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355" calcext:value-type="float">
            <text:p>133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ohnungsbaugenossenschaft Solidarität e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Wohnungsbaugenossenschaft Solidarität e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614" calcext:value-type="float">
            <text:p>136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UQM Consulting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WUQM Consulting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843" calcext:value-type="float">
            <text:p>88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üstenrot &amp; Württembergische AG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Wüstenrot &amp; Württembergische AG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256" calcext:value-type="float">
            <text:p>72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ZR ceramic solutions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WZR ceramic solutions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7537" calcext:value-type="float">
            <text:p>75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ZDF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ZDF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8736" calcext:value-type="float">
            <text:p>87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Zentrale Abfallwirtschaft Kaiserslautern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Zentrale Abfallwirtschaft Kaiserslautern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854" calcext:value-type="float">
            <text:p>138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ZIEGERT Bank- und Immobilienconsulting GmbH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ZIEGERT Bank- und Immobilienconsulting GmbH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2258" calcext:value-type="float">
            <text:p>122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Zweckverband Ostholstein (ZVO)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§§§</text:p>
          </table:table-cell>
          <table:table-cell office:value-type="string" calcext:value-type="string">
            <text:p>Zweckverband Ostholstein (ZVO) </text:p>
          </table:table-cell>
          <table:table-cell table:style-name="ce3" office:value-type="string" calcext:value-type="string">
            <text:p>§§§</text:p>
          </table:table-cell>
          <table:table-cell office:value-type="float" office:value="13478" calcext:value-type="float">
            <text:p>13478</text:p>
          </table:table-cell>
          <table:table-cell table:number-columns-repeated="1017"/>
        </table:table-row>
        <table:table-row table:style-name="ro1" table:number-rows-repeated="9">
          <table:table-cell table:number-columns-repeated="4"/>
          <table:table-cell table:style-name="ce8" table:number-columns-repeated="3"/>
          <table:table-cell table:number-columns-repeated="1017"/>
        </table:table-row>
        <table:table-row table:style-name="ro1" table:number-rows-repeated="10479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2:53:49.178186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19:51:27.225141615</meta:creation-date>
    <dc:date>2020-05-22T13:29:53.471520889</dc:date>
    <meta:editing-duration>PT1H48M3S</meta:editing-duration>
    <meta:editing-cycles>53</meta:editing-cycles>
    <meta:generator>LibreOffice/6.1.5.2$Linux_X86_64 LibreOffice_project/10$Build-2</meta:generator>
    <meta:document-statistic meta:table-count="1" meta:cell-count="4108" meta:object-count="0"/>
  </office:meta>
</office:document-meta>
</file>